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5.173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3.48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7.294cm" svg:y="1.507cm">
            <draw:object draw:notify-on-update-of-ranges="Sheet1.B1:Sheet1.B1 Sheet1.B2:Sheet1.B11 Sheet1.C1:Sheet1.C1 Sheet1.C2:Shee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30.904cm" svg:y="11.336cm">
            <draw:object draw:notify-on-update-of-ranges="Sheet1.B18:Sheet1.B18 Sheet1.B19:Sheet1.B21 Sheet1.C18:Sheet1.C18 Sheet1.C19:Sheet1.C21 Sheet1.D18:Sheet1.D18 Sheet1.D19:Sheet1.D21 Sheet1.E18:Sheet1.E18 Sheet1.E19:Sheet1.E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.938cm" svg:height="15.115cm" svg:x="4.807cm" svg:y="11.527cm">
            <draw:object draw:notify-on-update-of-ranges="Sheet1.C18:Sheet1.C18 Sheet1.C19:Sheet1.C21 Sheet1.D18:Sheet1.D18 Sheet1.D19:Sheet1.D21 Sheet1.E18:Sheet1.E18 Sheet1.E19:Sheet1.E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of inputs</text:p>
          </table:table-cell>
          <table:table-cell office:value-type="string" calcext:value-type="string">
            <text:p>Time of serial execution </text:p>
          </table:table-cell>
          <table:table-cell office:value-type="string" calcext:value-type="string">
            <text:p>Time of parallel executio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53182" calcext:value-type="float">
            <text:p>0.453182</text:p>
          </table:table-cell>
          <table:table-cell office:value-type="float" office:value="0.190498" calcext:value-type="float">
            <text:p>0.19049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648653" calcext:value-type="float">
            <text:p>1.648653</text:p>
          </table:table-cell>
          <table:table-cell office:value-type="float" office:value="0.564242" calcext:value-type="float">
            <text:p>0.56424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787848" calcext:value-type="float">
            <text:p>3.787848</text:p>
          </table:table-cell>
          <table:table-cell office:value-type="float" office:value="1.190504" calcext:value-type="float">
            <text:p>1.19050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512373" calcext:value-type="float">
            <text:p>6.512373</text:p>
          </table:table-cell>
          <table:table-cell office:value-type="float" office:value="2.122521" calcext:value-type="float">
            <text:p>2.12252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.997954" calcext:value-type="float">
            <text:p>9.997954</text:p>
          </table:table-cell>
          <table:table-cell office:value-type="float" office:value="3.36041" calcext:value-type="float">
            <text:p>3.36041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.499106" calcext:value-type="float">
            <text:p>14.499106</text:p>
          </table:table-cell>
          <table:table-cell office:value-type="float" office:value="4.609308" calcext:value-type="float">
            <text:p>4.609308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9.520848" calcext:value-type="float">
            <text:p>19.520848</text:p>
          </table:table-cell>
          <table:table-cell office:value-type="float" office:value="6.326874" calcext:value-type="float">
            <text:p>6.32687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.455667" calcext:value-type="float">
            <text:p>25.455667</text:p>
          </table:table-cell>
          <table:table-cell office:value-type="float" office:value="8.214354" calcext:value-type="float">
            <text:p>8.21435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2.222295" calcext:value-type="float">
            <text:p>32.222295</text:p>
          </table:table-cell>
          <table:table-cell office:value-type="float" office:value="10.426042" calcext:value-type="float">
            <text:p>10.426042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9.72438" calcext:value-type="float">
            <text:p>39.72438</text:p>
          </table:table-cell>
          <table:table-cell office:value-type="float" office:value="12.764473" calcext:value-type="float">
            <text:p>12.764473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1">
          <table:table-cell office:value-type="string" calcext:value-type="string">
            <text:p>Number of vertices (int thousands)</text:p>
          </table:table-cell>
          <table:table-cell office:value-type="string" calcext:value-type="string">
            <text:p>N=1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N=4</text:p>
          </table:table-cell>
          <table:table-cell office:value-type="string" calcext:value-type="string">
            <text:p>N=8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01201" calcext:value-type="float">
            <text:p>0.401201</text:p>
          </table:table-cell>
          <table:table-cell office:value-type="float" office:value="0.147898" calcext:value-type="float">
            <text:p>0.147898</text:p>
          </table:table-cell>
          <table:table-cell office:value-type="float" office:value="0.187392" calcext:value-type="float">
            <text:p>0.187392</text:p>
          </table:table-cell>
          <table:table-cell office:value-type="float" office:value="0.131956" calcext:value-type="float">
            <text:p>0.1319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591489" calcext:value-type="float">
            <text:p>1.591489</text:p>
          </table:table-cell>
          <table:table-cell office:value-type="float" office:value="0.537332" calcext:value-type="float">
            <text:p>0.537332</text:p>
          </table:table-cell>
          <table:table-cell office:value-type="float" office:value="0.561463" calcext:value-type="float">
            <text:p>0.561463</text:p>
          </table:table-cell>
          <table:table-cell office:value-type="float" office:value="0.523079" calcext:value-type="float">
            <text:p>0.5230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582297" calcext:value-type="float">
            <text:p>3.582297</text:p>
          </table:table-cell>
          <table:table-cell office:value-type="float" office:value="1.15457" calcext:value-type="float">
            <text:p>1.15457</text:p>
          </table:table-cell>
          <table:table-cell office:value-type="float" office:value="1.213085" calcext:value-type="float">
            <text:p>1.213085</text:p>
          </table:table-cell>
          <table:table-cell office:value-type="float" office:value="1.143773" calcext:value-type="float">
            <text:p>1.1437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21:52:12.403888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1T21:48:38.518010106</meta:creation-date>
    <meta:generator>LibreOffice/6.4.6.2$Linux_X86_64 LibreOffice_project/40$Build-2</meta:generator>
    <dc:date>2020-12-22T00:17:07.653984932</dc:date>
    <meta:editing-duration>PT34M31S</meta:editing-duration>
    <meta:editing-cycles>8</meta:editing-cycles>
    <meta:document-statistic meta:table-count="1" meta:cell-count="53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003cm" svg:y="0.316cm" chart:style-name="ch2">
          <text:p>Execution times for serial vs parallelized kruskals algorithm</text:p>
        </chart:title>
        <chart:legend chart:legend-position="end" svg:x="10.714cm" svg:y="3.952cm" style:legend-expansion="high" chart:style-name="ch3"/>
        <chart:plot-area chart:style-name="ch4" table:cell-range-address="Sheet1.B1:Sheet1.C11" chart:data-source-has-labels="row" svg:x="1.331cm" svg:y="1.275cm" svg:width="9.063cm" svg:height="6.564cm">
          <chartooo:coordinate-region svg:x="1.952cm" svg:y="1.474cm" svg:width="8.256cm" svg:height="5.718cm"/>
          <chart:axis chart:dimension="x" chart:name="primary-x" chart:style-name="ch5">
            <chart:title svg:x="3.119cm" svg:y="8.019cm" chart:style-name="ch6">
              <text:p>Number of vertices (in ten thousands)</text:p>
            </chart:title>
          </chart:axis>
          <chart:axis chart:dimension="y" chart:name="primary-y" chart:style-name="ch5">
            <chart:title svg:x="0.451cm" svg:y="6.493cm" chart:style-name="ch7">
              <text:p>Execution time in seconds</text:p>
            </chart:title>
            <chart:grid chart:style-name="ch8" chart:class="major"/>
          </chart:axis>
          <chart:series chart:style-name="ch9" chart:values-cell-range-address="Sheet1.B2:Sheet1.B11" chart:label-cell-address="Sheet1.B1:Sheet1.B1" chart:class="chart:line">
            <chart:data-point chart:repeated="10"/>
          </chart:series>
          <chart:series chart:style-name="ch10" chart:values-cell-range-address="Sheet1.C2:Sheet1.C11" chart:label-cell-address="Sheet1.C1:Sheet1.C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of serial execution </text:p>
                <draw:g>
                  <svg:desc>Sheet1.B1:Sheet1.B1</svg:desc>
                </draw:g>
              </table:table-cell>
              <table:table-cell office:value-type="string">
                <text:p>Time of parallel executi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3182">
                <text:p>0.453182</text:p>
                <draw:g>
                  <svg:desc>Sheet1.B2:Sheet1.B11</svg:desc>
                </draw:g>
              </table:table-cell>
              <table:table-cell office:value-type="float" office:value="0.190498">
                <text:p>0.190498</text:p>
                <draw:g>
                  <svg:desc>Sheet1.C2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48653">
                <text:p>1.648653</text:p>
              </table:table-cell>
              <table:table-cell office:value-type="float" office:value="0.564242">
                <text:p>0.564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787848">
                <text:p>3.787848</text:p>
              </table:table-cell>
              <table:table-cell office:value-type="float" office:value="1.190504">
                <text:p>1.1905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512373">
                <text:p>6.512373</text:p>
              </table:table-cell>
              <table:table-cell office:value-type="float" office:value="2.122521">
                <text:p>2.1225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97954">
                <text:p>9.997954</text:p>
              </table:table-cell>
              <table:table-cell office:value-type="float" office:value="3.36041">
                <text:p>3.36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499106">
                <text:p>14.499106</text:p>
              </table:table-cell>
              <table:table-cell office:value-type="float" office:value="4.609308">
                <text:p>4.609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520848">
                <text:p>19.520848</text:p>
              </table:table-cell>
              <table:table-cell office:value-type="float" office:value="6.326874">
                <text:p>6.3268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455667">
                <text:p>25.455667</text:p>
              </table:table-cell>
              <table:table-cell office:value-type="float" office:value="8.214354">
                <text:p>8.2143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.222295">
                <text:p>32.222295</text:p>
              </table:table-cell>
              <table:table-cell office:value-type="float" office:value="10.426042">
                <text:p>10.4260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.72438">
                <text:p>39.72438</text:p>
              </table:table-cell>
              <table:table-cell office:value-type="float" office:value="12.764473">
                <text:p>12.7644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0.257cm" svg:y="0.316cm" chart:style-name="ch2">
          <text:p>Execution time for different number of threads for different number of vertices</text:p>
        </chart:title>
        <chart:legend chart:legend-position="end" svg:x="13.915cm" svg:y="3.454cm" style:legend-expansion="high" chart:style-name="ch3"/>
        <chart:plot-area chart:style-name="ch4" table:cell-range-address="Sheet1.B18:Sheet1.E21" chart:data-source-has-labels="row" svg:x="1.331cm" svg:y="1.275cm" svg:width="12.264cm" svg:height="6.564cm">
          <chartooo:coordinate-region svg:x="2.058cm" svg:y="1.474cm" svg:width="11.443cm" svg:height="5.718cm"/>
          <chart:axis chart:dimension="x" chart:name="primary-x" chart:style-name="ch5">
            <chart:title svg:x="4.125cm" svg:y="8.019cm" chart:style-name="ch6">
              <text:p>Number of vertices in graph (in 10 thousands)</text:p>
            </chart:title>
          </chart:axis>
          <chart:axis chart:dimension="y" chart:name="primary-y" chart:style-name="ch5">
            <chart:title svg:x="0.451cm" svg:y="6.493cm" chart:style-name="ch7">
              <text:p>Execution time in seconds</text:p>
            </chart:title>
            <chart:grid chart:style-name="ch8" chart:class="major"/>
          </chart:axis>
          <chart:series chart:style-name="ch9" chart:values-cell-range-address="Sheet1.B19:Sheet1.B21" chart:label-cell-address="Sheet1.B18:Sheet1.B18" chart:class="chart:line">
            <chart:data-point chart:repeated="3"/>
          </chart:series>
          <chart:series chart:style-name="ch10" chart:values-cell-range-address="Sheet1.C19:Sheet1.C21" chart:label-cell-address="Sheet1.C18:Sheet1.C18" chart:class="chart:line">
            <chart:data-point chart:repeated="3"/>
          </chart:series>
          <chart:series chart:style-name="ch11" chart:values-cell-range-address="Sheet1.D19:Sheet1.D21" chart:label-cell-address="Sheet1.D18:Sheet1.D18" chart:class="chart:line">
            <chart:data-point chart:repeated="3"/>
          </chart:series>
          <chart:series chart:style-name="ch12" chart:values-cell-range-address="Sheet1.E19:Sheet1.E21" chart:label-cell-address="Sheet1.E18:Sheet1.E18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1</text:p>
                <draw:g>
                  <svg:desc>Sheet1.B18:Sheet1.B18</svg:desc>
                </draw:g>
              </table:table-cell>
              <table:table-cell office:value-type="string">
                <text:p>N=2</text:p>
                <draw:g>
                  <svg:desc>Sheet1.C18:Sheet1.C18</svg:desc>
                </draw:g>
              </table:table-cell>
              <table:table-cell office:value-type="string">
                <text:p>N=4</text:p>
                <draw:g>
                  <svg:desc>Sheet1.D18:Sheet1.D18</svg:desc>
                </draw:g>
              </table:table-cell>
              <table:table-cell office:value-type="string">
                <text:p>N=8 </text:p>
                <draw:g>
                  <svg:desc>Sheet1.E18:Sheet1.E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1201">
                <text:p>0.401201</text:p>
                <draw:g>
                  <svg:desc>Sheet1.B19:Sheet1.B21</svg:desc>
                </draw:g>
              </table:table-cell>
              <table:table-cell office:value-type="float" office:value="0.147898">
                <text:p>0.147898</text:p>
                <draw:g>
                  <svg:desc>Sheet1.C19:Sheet1.C21</svg:desc>
                </draw:g>
              </table:table-cell>
              <table:table-cell office:value-type="float" office:value="0.187392">
                <text:p>0.187392</text:p>
                <draw:g>
                  <svg:desc>Sheet1.D19:Sheet1.D21</svg:desc>
                </draw:g>
              </table:table-cell>
              <table:table-cell office:value-type="float" office:value="0.131956">
                <text:p>0.131956</text:p>
                <draw:g>
                  <svg:desc>Sheet1.E19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91489">
                <text:p>1.591489</text:p>
              </table:table-cell>
              <table:table-cell office:value-type="float" office:value="0.537332">
                <text:p>0.537332</text:p>
              </table:table-cell>
              <table:table-cell office:value-type="float" office:value="0.561463">
                <text:p>0.561463</text:p>
              </table:table-cell>
              <table:table-cell office:value-type="float" office:value="0.523079">
                <text:p>0.523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82297">
                <text:p>3.582297</text:p>
              </table:table-cell>
              <table:table-cell office:value-type="float" office:value="1.15457">
                <text:p>1.15457</text:p>
              </table:table-cell>
              <table:table-cell office:value-type="float" office:value="1.213085">
                <text:p>1.213085</text:p>
              </table:table-cell>
              <table:table-cell office:value-type="float" office:value="1.143773">
                <text:p>1.1437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939cm" svg:height="15.116cm" xlink:href=".." xlink:type="simple" chart:class="chart:line" chart:style-name="ch1">
        <chart:title svg:x="4.226cm" svg:y="0.438cm" chart:style-name="ch2">
          <text:p>Execution time for different number of threads for different number of vertices</text:p>
        </chart:title>
        <chart:legend chart:legend-position="end" svg:x="21.854cm" svg:y="6.761cm" style:legend-expansion="high" chart:style-name="ch3"/>
        <chart:plot-area chart:style-name="ch4" table:cell-range-address="Sheet1.C18:Sheet1.E21" chart:data-source-has-labels="row" svg:x="1.489cm" svg:y="1.519cm" svg:width="19.887cm" svg:height="12.314cm">
          <chartooo:coordinate-region svg:x="2.216cm" svg:y="1.718cm" svg:width="19.066cm" svg:height="11.468cm"/>
          <chart:axis chart:dimension="x" chart:name="primary-x" chart:style-name="ch5">
            <chart:title svg:x="8.094cm" svg:y="14.135cm" chart:style-name="ch6">
              <text:p>Number of vertices in graph (in 10 thousands)</text:p>
            </chart:title>
          </chart:axis>
          <chart:axis chart:dimension="y" chart:name="primary-y" chart:style-name="ch5">
            <chart:title svg:x="0.451cm" svg:y="9.612cm" chart:style-name="ch7">
              <text:p>Execution time in seconds</text:p>
            </chart:title>
            <chart:grid chart:style-name="ch8" chart:class="major"/>
          </chart:axis>
          <chart:series chart:style-name="ch9" chart:values-cell-range-address="Sheet1.C19:Sheet1.C21" chart:label-cell-address="Sheet1.C18:Sheet1.C18" chart:class="chart:line">
            <chart:data-point chart:repeated="3"/>
          </chart:series>
          <chart:series chart:style-name="ch10" chart:values-cell-range-address="Sheet1.D19:Sheet1.D21" chart:label-cell-address="Sheet1.D18:Sheet1.D18" chart:class="chart:line">
            <chart:data-point chart:repeated="3"/>
          </chart:series>
          <chart:series chart:style-name="ch11" chart:values-cell-range-address="Sheet1.E19:Sheet1.E21" chart:label-cell-address="Sheet1.E18:Sheet1.E18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=2</text:p>
                <draw:g>
                  <svg:desc>Sheet1.C18:Sheet1.C18</svg:desc>
                </draw:g>
              </table:table-cell>
              <table:table-cell office:value-type="string">
                <text:p>N=4</text:p>
                <draw:g>
                  <svg:desc>Sheet1.D18:Sheet1.D18</svg:desc>
                </draw:g>
              </table:table-cell>
              <table:table-cell office:value-type="string">
                <text:p>N=8 </text:p>
                <draw:g>
                  <svg:desc>Sheet1.E18:Sheet1.E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7898">
                <text:p>0.147898</text:p>
                <draw:g>
                  <svg:desc>Sheet1.C19:Sheet1.C21</svg:desc>
                </draw:g>
              </table:table-cell>
              <table:table-cell office:value-type="float" office:value="0.187392">
                <text:p>0.187392</text:p>
                <draw:g>
                  <svg:desc>Sheet1.D19:Sheet1.D21</svg:desc>
                </draw:g>
              </table:table-cell>
              <table:table-cell office:value-type="float" office:value="0.131956">
                <text:p>0.131956</text:p>
                <draw:g>
                  <svg:desc>Sheet1.E19:Sheet1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7332">
                <text:p>0.537332</text:p>
              </table:table-cell>
              <table:table-cell office:value-type="float" office:value="0.561463">
                <text:p>0.561463</text:p>
              </table:table-cell>
              <table:table-cell office:value-type="float" office:value="0.523079">
                <text:p>0.523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5457">
                <text:p>1.15457</text:p>
              </table:table-cell>
              <table:table-cell office:value-type="float" office:value="1.213085">
                <text:p>1.213085</text:p>
              </table:table-cell>
              <table:table-cell office:value-type="float" office:value="1.143773">
                <text:p>1.1437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